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16.1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1.59mm" fo:break-before="auto" style:use-optimal-row-height="false"/>
    </style:style>
    <style:style style:name="ro10" style:family="table-row">
      <style:table-row-properties style:row-height="8.94mm" fo:break-before="auto" style:use-optimal-row-height="false"/>
    </style:style>
    <style:style style:name="ro11" style:family="table-row">
      <style:table-row-properties style:row-height="18.26mm" fo:break-before="auto" style:use-optimal-row-height="false"/>
    </style:style>
    <style:style style:name="ro12" style:family="table-row">
      <style:table-row-properties style:row-height="10mm" fo:break-before="auto" style:use-optimal-row-height="false"/>
    </style:style>
    <style:style style:name="ro13" style:family="table-row">
      <style:table-row-properties style:row-height="5.57mm" fo:break-before="auto" style:use-optimal-row-height="false"/>
    </style:style>
    <style:style style:name="ro14" style:family="table-row">
      <style:table-row-properties style:row-height="6mm" fo:break-before="auto" style:use-optimal-row-height="false"/>
    </style:style>
    <style:style style:name="ro15" style:family="table-row">
      <style:table-row-properties style:row-height="6.83mm" fo:break-before="auto" style:use-optimal-row-height="false"/>
    </style:style>
    <style:style style:name="ro16" style:family="table-row">
      <style:table-row-properties style:row-height="5.29mm" fo:break-before="auto" style:use-optimal-row-height="fals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6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17">
      <style:table-cell-properties fo:padding="0.71mm"/>
    </style:style>
    <style:style style:name="ce11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6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6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17">
      <style:table-cell-properties fo:background-color="#ffcc99" fo:padding="0.71mm"/>
    </style:style>
    <style:style style:name="ce22" style:family="table-cell" style:parent-style-name="Default" style:data-style-name="N116">
      <style:table-cell-properties fo:padding="0.71mm"/>
    </style:style>
    <style:style style:name="ce2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 style:data-style-name="N116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8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 style:data-style-name="N116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1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6" style:family="table-cell" style:parent-style-name="Default" style:data-style-name="N104">
      <style:table-cell-properties fo:background-color="#ccffcc" fo:padding="0.71mm"/>
    </style:style>
    <style:style style:name="ce3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9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4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17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2" style:family="table-cell" style:parent-style-name="Default" style:data-style-name="N117">
      <style:table-cell-properties style:diagonal-bl-tr="none" style:diagonal-tl-br="none" fo:border="1.76pt solid #99cc00" fo:padding="0.71mm" style:rotation-align="none"/>
    </style:style>
    <style:style style:name="ce43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18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padding="0.71mm"/>
    </style:style>
    <style:style style:name="ce59" style:family="table-cell" style:parent-style-name="Default" style:data-style-name="N116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16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6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6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16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16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6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4">
      <style:table-cell-properties fo:padding="0.71mm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cc" draw:textarea-horizontal-align="justify" draw:textarea-vertical-align="top" draw:auto-grow-height="false" fo:min-height="163.14mm" fo:min-width="175.44mm" fo:padding-top="1mm" fo:padding-bottom="0mm" fo:padding-left="1mm" fo:padding-right="0mm" fo:wrap-option="wrap" draw:shadow-color="#808080"/>
    </style:style>
    <style:style style:name="gr2" style:family="graphic">
      <style:graphic-properties draw:stroke="solid" svg:stroke-width="0.26mm" svg:stroke-color="#3465a4" svg:stroke-opacity="100%" draw:stroke-linejoin="round" draw:fill="solid" draw:fill-color="#ffffcc" draw:textarea-horizontal-align="justify" draw:textarea-vertical-align="top" draw:auto-grow-height="false" fo:min-height="21.04mm" fo:min-width="182.87mm" fo:padding-top="2mm" fo:padding-bottom="0mm" fo:padding-left="2mm" fo:padding-right="0mm" fo:wrap-option="wrap" draw:shadow-color="#808080"/>
    </style:style>
    <style:style style:name="gr3" style:family="graphic">
      <style:graphic-properties draw:stroke="solid" svg:stroke-width="0.26mm" svg:stroke-color="#3465a4" svg:stroke-opacity="100%" draw:stroke-linejoin="round" draw:fill="solid" draw:fill-color="#ffffcc" draw:textarea-horizontal-align="justify" draw:textarea-vertical-align="top" draw:auto-grow-height="false" fo:min-height="181.82mm" fo:min-width="175.44mm" fo:padding-top="1mm" fo:padding-bottom="0mm" fo:padding-left="1mm" fo:padding-right="0mm" fo:wrap-option="wrap" draw:shadow-color="#808080"/>
    </style:style>
    <style:style style:name="gr4" style:family="graphic">
      <style:graphic-properties draw:stroke="solid" svg:stroke-width="0.26mm" svg:stroke-color="#3465a4" svg:stroke-opacity="100%" draw:stroke-linejoin="round" draw:fill="solid" draw:fill-color="#ffffcc" draw:textarea-horizontal-align="justify" draw:textarea-vertical-align="top" draw:auto-grow-height="false" fo:min-height="21.04mm" fo:min-width="182.84mm" fo:padding-top="2mm" fo:padding-bottom="0mm" fo:padding-left="2mm" fo:padding-right="0mm" fo:wrap-option="wrap" draw:shadow-color="#808080"/>
    </style:style>
    <style:style style:name="gr5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gr6" style:family="graphic">
      <style:graphic-properties draw:stroke="solid" svg:stroke-width="0.26mm" svg:stroke-color="#3465a4" svg:stroke-opacity="100%" draw:stroke-linejoin="round" draw:fill="solid" draw:fill-color="#ffffcc" draw:textarea-horizontal-align="justify" draw:textarea-vertical-align="top" draw:auto-grow-height="false" fo:min-height="28.55mm" fo:min-width="143.73mm" fo:padding-top="2mm" fo:padding-bottom="0mm" fo:padding-left="2mm" fo:padding-right="0mm" fo:wrap-option="wrap" draw:shadow-color="#808080"/>
    </style:style>
    <style:style style:name="gr7" style:family="graphic">
      <style:graphic-properties draw:stroke="solid" svg:stroke-width="0.26mm" svg:stroke-color="#3465a4" svg:stroke-opacity="100%" draw:stroke-linejoin="round" draw:fill="solid" draw:fill-color="#ffffcc" draw:textarea-horizontal-align="justify" draw:textarea-vertical-align="top" draw:auto-grow-height="false" fo:min-height="20.99mm" fo:min-width="143.45mm" fo:padding-top="2mm" fo:padding-bottom="0mm" fo:padding-left="2mm" fo:padding-right="0m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fo:color="#313739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5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shapes>
          <draw:custom-shape draw:z-index="0" draw:name="Prostokąt 1" draw:style-name="gr1" draw:text-style-name="P2" svg:width="176.44mm" svg:height="164.14mm" svg:x="191.61mm" svg:y="0mm">
            <text:p text:style-name="P1"><text:span text:style-name="T1">Komórka D2: wpisz wartość stopy, np. 4</text:span></text:p>
            <text:p text:style-name="P1"><text:span text:style-name="T1">Komórka D3: jako okres rozliczeniowy przyjmij "1 miesiąc"</text:span></text:p>
            <text:p text:style-name="P1"><text:span text:style-name="T1">Komórka H2: wpisz wysokość kredytu, np. 10000</text:span></text:p>
            <text:p text:style-name="P1"><text:span text:style-name="T1">Komórka H3: wpisz 0 (zero, chcemy spłacić cały kredyt :-)) </text:span></text:p>
            <text:p text:style-name="P1"><text:span text:style-name="T1">Komórki D7 i H7: zawierają początkowe zadłużenie, czyli wysokość kredytu, wpisz "=H3"</text:span></text:p>
            <text:p text:style-name="P1"><text:span text:style-name="T1"/></text:p>
            <text:p text:style-name="P1"><text:span text:style-name="T1">W tabelach przedstawiasz harmonogramy spłat kredytu spłacanego z dołu lub z góry okresu</text:span></text:p>
            <text:p text:style-name="P1"><text:span text:style-name="T1">rozliczeniowego</text:span></text:p>
            <text:p text:style-name="P1"><text:span text:style-name="T1"/></text:p>
            <text:p text:style-name="P1"><text:span text:style-name="T1">Komórka D21: wstaw funkcję PMT pozwalającą wyliczyć wysokość raty kredytu, jako ostatni</text:span></text:p>
            <text:p text:style-name="P1"><text:span text:style-name="T1">argument podaj 0 (zero) – rata wpłacana jest pod koniec okresu rozliczeniowego. Poprawnie</text:span></text:p>
            <text:p text:style-name="P1"><text:span text:style-name="T1">wstawiona formuła da wynik ujemny(!)</text:span></text:p>
            <text:p text:style-name="P1"><text:span text:style-name="T1"/></text:p>
            <text:p text:style-name="P1"><text:span text:style-name="T1">Komórka C8: wpisz formułę wyliczającą oprocentowanie pod koniec okresu</text:span></text:p>
            <text:p text:style-name="P1"><text:span text:style-name="T1">rozliczeniowego, skopiuj ją do zakresu C9:C19</text:span></text:p>
            <text:p text:style-name="P1"><text:span text:style-name="T1"/></text:p>
            <text:p text:style-name="P1"><text:span text:style-name="T1">Komórka D8: wpisz formułę wyliczającą kwotę kredytu pozostałą do spłaty uwzględniającą</text:span></text:p>
            <text:p text:style-name="P1"><text:span text:style-name="T1">naliczone oprocentowanie i wpłaconą ratę (wartość z komórki D21), skopiuj formułę do zakresu</text:span></text:p>
            <text:p text:style-name="P1"><text:span text:style-name="T1">D9:D19. Poprawnie skonstruowane formuły dadzą wartość 0 (zero) w komórce D19</text:span></text:p>
            <text:p text:style-name="P1"><text:span text:style-name="T1"/></text:p>
            <text:p text:style-name="P1"><text:span text:style-name="T1">Komórka H21: wstaw funkcję PMT pozwalającą wyliczyć wysokość raty kredytu, jako ostatni</text:span></text:p>
            <text:p text:style-name="P1"><text:span text:style-name="T1">argument podaj 1 – rata wpłacana jest na początku okresu rozliczeniowego. Poprawnie</text:span></text:p>
            <text:p text:style-name="P1"><text:span text:style-name="T1">wstawiona formuła da wynik ujemny(!)</text:span></text:p>
            <text:p text:style-name="P1"><text:span text:style-name="T1"/></text:p>
            <text:p text:style-name="P1"><text:span text:style-name="T1">Komórka F8: wpisz formułę wyliczającą podstawę oprocentowania, uwzględniającą</text:span></text:p>
            <text:p text:style-name="P1"><text:span text:style-name="T1">wpłaconą ratę (wartość z komórki H21), skopiuj ją do zakresu F9:F19</text:span></text:p>
            <text:p text:style-name="P1"><text:span text:style-name="T1"/></text:p>
            <text:p text:style-name="P1"><text:span text:style-name="T1">Komórka G8: wpisz formułę wyliczającą oprocentowanie naliczone od podstawy (wartość komórki F8)</text:span></text:p>
            <text:p text:style-name="P1"><text:span text:style-name="T1">skopiuj formułę do zakresu G9:G19</text:span></text:p>
            <text:p text:style-name="P1"><text:span text:style-name="T1"/></text:p>
            <text:p text:style-name="P1"><text:span text:style-name="T1">Komórka H8: wpisz formułę wyliczającą pozostały do spłaty kapitał, uwzględniając podstawę</text:span></text:p>
            <text:p text:style-name="P1"><text:span text:style-name="T1">oprocentowania i oprocentowanie, skopiuj formułę do zakresu H9:H19.</text:span></text:p>
            <text:p text:style-name="P1"><text:span text:style-name="T1">Poprawnie skonstruowane formuły dadzą wartość 0 (zero) w komórkach F19, G19 i H19</text:span></text:p>
            <draw:enhanced-geometry svg:viewBox="0 0 21600 21600" draw:type="rectangle" draw:enhanced-path="M 0 0 L 21600 0 21600 21600 0 21600 0 0 Z N"/>
          </draw:custom-shape>
          <draw:custom-shape draw:z-index="1" draw:name="Prostokąt 2" draw:style-name="gr2" draw:text-style-name="P2" svg:width="184.87mm" svg:height="23.04mm" svg:x="1.36mm" svg:y="118.04mm">
            <text:p text:style-name="P1"><text:span text:style-name="T2">Zadanie: Oblicz wysokość raty i skonstruuj harmonogram</text:span></text:p>
            <text:p text:style-name="P1"><text:span text:style-name="T2">spłat zaciągniętego kredytu przy użyciu funkcji PMT()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1"/>
          <table:table-cell table:style-name="ce17" office:value-type="percentage" office:value="0.04" calcext:value-type="percentage">
            <text:p>4%</text:p>
          </table:table-cell>
          <table:table-cell/>
          <table:table-cell table:style-name="ce1" office:value-type="string" calcext:value-type="string" table:number-columns-spanned="2" table:number-rows-spanned="1">
            <text:p>Wysokość kredytu:</text:p>
          </table:table-cell>
          <table:covered-table-cell table:style-name="ce1"/>
          <table:table-cell table:style-name="ce32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2"/>
          <table:table-cell table:style-name="ce18" office:value-type="float" office:value="1" calcext:value-type="float">
            <text:p>1</text:p>
          </table:table-cell>
          <table:table-cell/>
          <table:table-cell table:style-name="ce2" office:value-type="string" calcext:value-type="string" table:number-columns-spanned="2" table:number-rows-spanned="1">
            <text:p>Stan końcowy spłaty kredytu:</text:p>
          </table:table-cell>
          <table:covered-table-cell table:style-name="ce2"/>
          <table:table-cell table:style-name="ce33" office:value-type="float" office:value="0" calcext:value-type="float">
            <text:p><text:s/>- <text:s text:c="2"/>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3" table:number-columns-repeated="2"/>
          <table:table-cell table:style-name="ce11" office:value-type="string" calcext:value-type="string" table:number-columns-spanned="2" table:number-rows-spanned="1">
            <text:p><text:span text:style-name="T3">WPŁATA DOKONYWANA </text:span><text:span text:style-name="T4">POD KONIEC</text:span><text:span text:style-name="T5"> OKRESU NALICZANIA</text:span></text:p>
          </table:table-cell>
          <table:covered-table-cell table:style-name="ce11"/>
          <table:table-cell table:style-name="ce3"/>
          <table:table-cell table:style-name="ce23" office:value-type="string" calcext:value-type="string" table:number-columns-spanned="3" table:number-rows-spanned="1">
            <text:p><text:span text:style-name="T3">WPŁATA DOKONYWANA </text:span><text:span text:style-name="T4">NA POCZĄTKU</text:span><text:span text:style-name="T5"> OKRESU NALICZANIA</text:span></text:p>
          </table:table-cell>
          <table:covered-table-cell table:number-columns-repeated="2" table:style-name="ce23"/>
          <table:table-cell table:style-name="ce3" table:number-columns-repeated="1016"/>
        </table:table-row>
        <table:table-row table:style-name="ro6">
          <table:table-cell table:style-name="ce4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4" office:value-type="string" calcext:value-type="string">
            <text:p>podstawa oprocentowania</text:p>
          </table:table-cell>
          <table:table-cell table:style-name="ce28" office:value-type="string" calcext:value-type="string">
            <text:p>oprocentowanie</text:p>
          </table:table-cell>
          <table:table-cell table:style-name="ce34" office:value-type="string" calcext:value-type="string">
            <text:p>do spłaty</text:p>
          </table:table-cell>
          <table:table-cell table:number-columns-repeated="1016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5"/>
          <table:table-cell table:style-name="ce29"/>
          <table:table-cell table:style-name="ce35" table:formula="of:=[.H2]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/>
          <table:table-cell table:style-name="ce14" table:formula="of:=([.D7]*stopa1)/12" office:value-type="float" office:value="33.3333333333333" calcext:value-type="float">
            <text:p><text:s/>33,33 zł </text:p>
          </table:table-cell>
          <table:table-cell table:style-name="ce20" table:formula="of:=[.D7]+[.C8]+rata1" office:value-type="float" office:value="9181.83429137775" calcext:value-type="float">
            <text:p><text:s/>9 181,83 zł </text:p>
          </table:table-cell>
          <table:table-cell/>
          <table:table-cell table:style-name="ce26" table:formula="of:=[.H7]+rata2" office:value-type="float" office:value="9151.32985851603" calcext:value-type="float">
            <text:p><text:s/>9 151,33 zł </text:p>
          </table:table-cell>
          <table:table-cell table:style-name="ce30" table:formula="of:=[.F8]*stopa1/12" office:value-type="float" office:value="30.5044328617201" calcext:value-type="float">
            <text:p><text:s/>30,50 zł </text:p>
          </table:table-cell>
          <table:table-cell table:style-name="ce35" table:formula="of:=[.F8]+[.G8]" office:value-type="float" office:value="9181.83429137775" calcext:value-type="float">
            <text:p><text:s/>9 181,83 zł </text:p>
          </table:table-cell>
          <table:table-cell table:number-columns-repeated="101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/>
          <table:table-cell table:style-name="ce14" table:formula="of:=([.D8]*stopa1)/12" office:value-type="float" office:value="30.6061143045925" calcext:value-type="float">
            <text:p><text:s/>30,61 zł </text:p>
          </table:table-cell>
          <table:table-cell table:style-name="ce20" table:formula="of:=[.D8]+[.C9]+rata1" office:value-type="float" office:value="8360.94136372677" calcext:value-type="float">
            <text:p><text:s/>8 360,94 zł </text:p>
          </table:table-cell>
          <table:table-cell/>
          <table:table-cell table:style-name="ce26" table:formula="of:=[.H8]+rata2" office:value-type="float" office:value="8333.16414989379" calcext:value-type="float">
            <text:p><text:s/>8 333,16 zł </text:p>
          </table:table-cell>
          <table:table-cell table:style-name="ce30" table:formula="of:=[.F9]*stopa1/12" office:value-type="float" office:value="27.7772138329793" calcext:value-type="float">
            <text:p><text:s/>27,78 zł </text:p>
          </table:table-cell>
          <table:table-cell table:style-name="ce35" table:formula="of:=[.F9]+[.G9]" office:value-type="float" office:value="8360.94136372677" calcext:value-type="float">
            <text:p><text:s/>8 360,94 zł </text:p>
          </table:table-cell>
          <table:table-cell table:number-columns-repeated="101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table-cell/>
          <table:table-cell table:style-name="ce14" table:formula="of:=([.D9]*stopa1)/12" office:value-type="float" office:value="27.8698045457559" calcext:value-type="float">
            <text:p><text:s/>27,87 zł </text:p>
          </table:table-cell>
          <table:table-cell table:style-name="ce20" table:formula="of:=[.D9]+[.C10]+rata1" office:value-type="float" office:value="7537.31212631694" calcext:value-type="float">
            <text:p><text:s/>7 537,31 zł </text:p>
          </table:table-cell>
          <table:table-cell/>
          <table:table-cell table:style-name="ce26" table:formula="of:=[.H9]+rata2" office:value-type="float" office:value="7512.2712222428" calcext:value-type="float">
            <text:p><text:s/>7 512,27 zł </text:p>
          </table:table-cell>
          <table:table-cell table:style-name="ce30" table:formula="of:=[.F10]*stopa1/12" office:value-type="float" office:value="25.0409040741427" calcext:value-type="float">
            <text:p><text:s/>25,04 zł </text:p>
          </table:table-cell>
          <table:table-cell table:style-name="ce35" table:formula="of:=[.F10]+[.G10]" office:value-type="float" office:value="7537.31212631694" calcext:value-type="float">
            <text:p><text:s/>7 537,31 zł </text:p>
          </table:table-cell>
          <table:table-cell table:number-columns-repeated="101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/>
          <table:table-cell table:style-name="ce14" table:formula="of:=([.D10]*stopa1)/12" office:value-type="float" office:value="25.1243737543898" calcext:value-type="float">
            <text:p><text:s/>25,12 zł </text:p>
          </table:table-cell>
          <table:table-cell table:style-name="ce20" table:formula="of:=[.D10]+[.C11]+rata1" office:value-type="float" office:value="6710.93745811575" calcext:value-type="float">
            <text:p><text:s/>6 710,94 zł </text:p>
          </table:table-cell>
          <table:table-cell/>
          <table:table-cell table:style-name="ce26" table:formula="of:=[.H10]+rata2" office:value-type="float" office:value="6688.64198483298" calcext:value-type="float">
            <text:p><text:s/>6 688,64 zł </text:p>
          </table:table-cell>
          <table:table-cell table:style-name="ce30" table:formula="of:=[.F11]*stopa1/12" office:value-type="float" office:value="22.2954732827766" calcext:value-type="float">
            <text:p><text:s/>22,30 zł </text:p>
          </table:table-cell>
          <table:table-cell table:style-name="ce35" table:formula="of:=[.F11]+[.G11]" office:value-type="float" office:value="6710.93745811575" calcext:value-type="float">
            <text:p><text:s/>6 710,94 zł </text:p>
          </table:table-cell>
          <table:table-cell table:number-columns-repeated="101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table-cell/>
          <table:table-cell table:style-name="ce14" table:formula="of:=([.D11]*stopa1)/12" office:value-type="float" office:value="22.3697915270525" calcext:value-type="float">
            <text:p><text:s/>22,37 zł </text:p>
          </table:table-cell>
          <table:table-cell table:style-name="ce20" table:formula="of:=[.D11]+[.C12]+rata1" office:value-type="float" office:value="5881.80820768723" calcext:value-type="float">
            <text:p><text:s/>5 881,81 zł </text:p>
          </table:table-cell>
          <table:table-cell/>
          <table:table-cell table:style-name="ce26" table:formula="of:=[.H11]+rata2" office:value-type="float" office:value="5862.26731663179" calcext:value-type="float">
            <text:p><text:s/>5 862,27 zł </text:p>
          </table:table-cell>
          <table:table-cell table:style-name="ce30" table:formula="of:=[.F12]*stopa1/12" office:value-type="float" office:value="19.5408910554393" calcext:value-type="float">
            <text:p><text:s/>19,54 zł </text:p>
          </table:table-cell>
          <table:table-cell table:style-name="ce35" table:formula="of:=[.F12]+[.G12]" office:value-type="float" office:value="5881.80820768723" calcext:value-type="float">
            <text:p><text:s/>5 881,81 zł </text:p>
          </table:table-cell>
          <table:table-cell table:number-columns-repeated="1016"/>
        </table:table-row>
        <table:table-row table:style-name="ro7">
          <table:table-cell table:style-name="ce5" office:value-type="float" office:value="6" calcext:value-type="float">
            <text:p>6</text:p>
          </table:table-cell>
          <table:table-cell/>
          <table:table-cell table:style-name="ce14" table:formula="of:=([.D12]*stopa1)/12" office:value-type="float" office:value="19.6060273589574" calcext:value-type="float">
            <text:p><text:s/>19,61 zł </text:p>
          </table:table-cell>
          <table:table-cell table:style-name="ce20" table:formula="of:=[.D12]+[.C13]+rata1" office:value-type="float" office:value="5049.9151930906" calcext:value-type="float">
            <text:p><text:s/>5 049,92 zł </text:p>
          </table:table-cell>
          <table:table-cell/>
          <table:table-cell table:style-name="ce26" table:formula="of:=[.H12]+rata2" office:value-type="float" office:value="5033.13806620326" calcext:value-type="float">
            <text:p><text:s/>5 033,14 zł </text:p>
          </table:table-cell>
          <table:table-cell table:style-name="ce30" table:formula="of:=[.F13]*stopa1/12" office:value-type="float" office:value="16.7771268873442" calcext:value-type="float">
            <text:p><text:s/>16,78 zł </text:p>
          </table:table-cell>
          <table:table-cell table:style-name="ce35" table:formula="of:=[.F13]+[.G13]" office:value-type="float" office:value="5049.91519309061" calcext:value-type="float">
            <text:p><text:s/>5 049,92 zł </text:p>
          </table:table-cell>
          <table:table-cell table:number-columns-repeated="1016"/>
        </table:table-row>
        <table:table-row table:style-name="ro7">
          <table:table-cell table:style-name="ce5" office:value-type="float" office:value="7" calcext:value-type="float">
            <text:p>7</text:p>
          </table:table-cell>
          <table:table-cell/>
          <table:table-cell table:style-name="ce14" table:formula="of:=([.D13]*stopa1)/12" office:value-type="float" office:value="16.8330506436354" calcext:value-type="float">
            <text:p><text:s/>16,83 zł </text:p>
          </table:table-cell>
          <table:table-cell table:style-name="ce20" table:formula="of:=[.D13]+[.C14]+rata1" office:value-type="float" office:value="4215.24920177866" calcext:value-type="float">
            <text:p><text:s/>4 215,25 zł </text:p>
          </table:table-cell>
          <table:table-cell/>
          <table:table-cell table:style-name="ce26" table:formula="of:=[.H13]+rata2" office:value-type="float" office:value="4201.24505160664" calcext:value-type="float">
            <text:p><text:s/>4 201,25 zł </text:p>
          </table:table-cell>
          <table:table-cell table:style-name="ce30" table:formula="of:=[.F14]*stopa1/12" office:value-type="float" office:value="14.0041501720221" calcext:value-type="float">
            <text:p><text:s/>14,00 zł </text:p>
          </table:table-cell>
          <table:table-cell table:style-name="ce35" table:formula="of:=[.F14]+[.G14]" office:value-type="float" office:value="4215.24920177866" calcext:value-type="float">
            <text:p><text:s/>4 215,25 zł </text:p>
          </table:table-cell>
          <table:table-cell table:number-columns-repeated="1016"/>
        </table:table-row>
        <table:table-row table:style-name="ro7">
          <table:table-cell table:style-name="ce5" office:value-type="float" office:value="8" calcext:value-type="float">
            <text:p>8</text:p>
          </table:table-cell>
          <table:table-cell/>
          <table:table-cell table:style-name="ce14" table:formula="of:=([.D14]*stopa1)/12" office:value-type="float" office:value="14.0508306725955" calcext:value-type="float">
            <text:p><text:s/>14,05 zł </text:p>
          </table:table-cell>
          <table:table-cell table:style-name="ce20" table:formula="of:=[.D14]+[.C15]+rata1" office:value-type="float" office:value="3377.80099049568" calcext:value-type="float">
            <text:p><text:s/>3 377,80 zł </text:p>
          </table:table-cell>
          <table:table-cell/>
          <table:table-cell table:style-name="ce26" table:formula="of:=[.H14]+rata2" office:value-type="float" office:value="3366.5790602947" calcext:value-type="float">
            <text:p><text:s/>3 366,58 zł </text:p>
          </table:table-cell>
          <table:table-cell table:style-name="ce30" table:formula="of:=[.F15]*stopa1/12" office:value-type="float" office:value="11.2219302009823" calcext:value-type="float">
            <text:p><text:s/>11,22 zł </text:p>
          </table:table-cell>
          <table:table-cell table:style-name="ce35" table:formula="of:=[.F15]+[.G15]" office:value-type="float" office:value="3377.80099049568" calcext:value-type="float">
            <text:p><text:s/>3 377,80 zł </text:p>
          </table:table-cell>
          <table:table-cell table:number-columns-repeated="1016"/>
        </table:table-row>
        <table:table-row table:style-name="ro7">
          <table:table-cell table:style-name="ce5" office:value-type="float" office:value="9" calcext:value-type="float">
            <text:p>9</text:p>
          </table:table-cell>
          <table:table-cell/>
          <table:table-cell table:style-name="ce14" table:formula="of:=([.D15]*stopa1)/12" office:value-type="float" office:value="11.2593366349856" calcext:value-type="float">
            <text:p><text:s/>11,26 zł </text:p>
          </table:table-cell>
          <table:table-cell table:style-name="ce20" table:formula="of:=[.D15]+[.C16]+rata1" office:value-type="float" office:value="2537.56128517508" calcext:value-type="float">
            <text:p><text:s/>2 537,56 zł </text:p>
          </table:table-cell>
          <table:table-cell/>
          <table:table-cell table:style-name="ce26" table:formula="of:=[.H15]+rata2" office:value-type="float" office:value="2529.13084901171" calcext:value-type="float">
            <text:p><text:s/>2 529,13 zł </text:p>
          </table:table-cell>
          <table:table-cell table:style-name="ce30" table:formula="of:=[.F16]*stopa1/12" office:value-type="float" office:value="8.43043616337237" calcext:value-type="float">
            <text:p><text:s/>8,43 zł </text:p>
          </table:table-cell>
          <table:table-cell table:style-name="ce35" table:formula="of:=[.F16]+[.G16]" office:value-type="float" office:value="2537.56128517508" calcext:value-type="float">
            <text:p><text:s/>2 537,56 zł </text:p>
          </table:table-cell>
          <table:table-cell table:number-columns-repeated="1016"/>
        </table:table-row>
        <table:table-row table:style-name="ro7">
          <table:table-cell table:style-name="ce5" office:value-type="float" office:value="10" calcext:value-type="float">
            <text:p>10</text:p>
          </table:table-cell>
          <table:table-cell/>
          <table:table-cell table:style-name="ce14" table:formula="of:=([.D16]*stopa1)/12" office:value-type="float" office:value="8.45853761725028" calcext:value-type="float">
            <text:p><text:s/>8,46 zł </text:p>
          </table:table-cell>
          <table:table-cell table:style-name="ce20" table:formula="of:=[.D16]+[.C17]+rata1" office:value-type="float" office:value="1694.52078083675" calcext:value-type="float">
            <text:p><text:s/>1 694,52 zł </text:p>
          </table:table-cell>
          <table:table-cell/>
          <table:table-cell table:style-name="ce26" table:formula="of:=[.H16]+rata2" office:value-type="float" office:value="1688.89114369112" calcext:value-type="float">
            <text:p><text:s/>1 688,89 zł </text:p>
          </table:table-cell>
          <table:table-cell table:style-name="ce30" table:formula="of:=[.F17]*stopa1/12" office:value-type="float" office:value="5.62963714563706" calcext:value-type="float">
            <text:p><text:s/>5,63 zł </text:p>
          </table:table-cell>
          <table:table-cell table:style-name="ce35" table:formula="of:=[.F17]+[.G17]" office:value-type="float" office:value="1694.52078083676" calcext:value-type="float">
            <text:p><text:s/>1 694,52 zł </text:p>
          </table:table-cell>
          <table:table-cell table:number-columns-repeated="1016"/>
        </table:table-row>
        <table:table-row table:style-name="ro7">
          <table:table-cell table:style-name="ce5" office:value-type="float" office:value="11" calcext:value-type="float">
            <text:p>11</text:p>
          </table:table-cell>
          <table:table-cell/>
          <table:table-cell table:style-name="ce14" table:formula="of:=([.D17]*stopa1)/12" office:value-type="float" office:value="5.64840260278918" calcext:value-type="float">
            <text:p><text:s/>5,65 zł </text:p>
          </table:table-cell>
          <table:table-cell table:style-name="ce20" table:formula="of:=[.D17]+[.C18]+rata1" office:value-type="float" office:value="848.670141483964" calcext:value-type="float">
            <text:p><text:s/>848,67 zł </text:p>
          </table:table-cell>
          <table:table-cell/>
          <table:table-cell table:style-name="ce26" table:formula="of:=[.H17]+rata2" office:value-type="float" office:value="845.85063935279" calcext:value-type="float">
            <text:p><text:s/>845,85 zł </text:p>
          </table:table-cell>
          <table:table-cell table:style-name="ce30" table:formula="of:=[.F18]*stopa1/12" office:value-type="float" office:value="2.81950213117597" calcext:value-type="float">
            <text:p><text:s/>2,82 zł </text:p>
          </table:table-cell>
          <table:table-cell table:style-name="ce35" table:formula="of:=[.F18]+[.G18]" office:value-type="float" office:value="848.670141483966" calcext:value-type="float">
            <text:p><text:s/>848,67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2" calcext:value-type="float">
            <text:p>12</text:p>
          </table:table-cell>
          <table:table-cell/>
          <table:table-cell table:style-name="ce14" table:formula="of:=([.D18]*stopa1)/12" office:value-type="float" office:value="2.82890047161321" calcext:value-type="float">
            <text:p><text:s/>2,83 zł </text:p>
          </table:table-cell>
          <table:table-cell table:style-name="ce20" table:formula="of:=[.D18]+[.C19]+rata1" office:value-type="float" office:value="0" calcext:value-type="float">
            <text:p><text:s/>- <text:s text:c="2"/>zł </text:p>
          </table:table-cell>
          <table:table-cell/>
          <table:table-cell table:style-name="ce26" table:formula="of:=[.H18]+rata2" office:value-type="float" office:value="0" calcext:value-type="float">
            <text:p><text:s/>- <text:s text:c="2"/>zł </text:p>
          </table:table-cell>
          <table:table-cell table:style-name="ce30" table:formula="of:=[.F19]*stopa1/12" office:value-type="float" office:value="0" calcext:value-type="float">
            <text:p><text:s/>- <text:s text:c="2"/>zł </text:p>
          </table:table-cell>
          <table:table-cell table:style-name="ce35" table:formula="of:=[.F19]+[.G19]" office:value-type="float" office:value="0" calcext:value-type="float">
            <text:p><text:s/>- <text:s text:c="2"/>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5" table:number-columns-repeated="2"/>
          <table:table-cell/>
          <table:table-cell table:style-name="ce27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51.499041955579" calcext:value-type="float">
            <text:p>-851,50 zł</text:p>
          </table:table-cell>
          <table:table-cell table:number-columns-repeated="2"/>
          <table:table-cell table:style-name="ce31" office:value-type="string" calcext:value-type="string">
            <text:p>RATA:</text:p>
          </table:table-cell>
          <table:table-cell table:style-name="ce36" table:formula="of:=PMT(stopa1/12;12;kredyt1;0;1)" office:value-type="currency" office:currency="PLN" office:value="-848.670141483966" calcext:value-type="currency">
            <text:p>-848,67 zł</text:p>
          </table:table-cell>
          <table:table-cell table:number-columns-repeated="1016"/>
        </table:table-row>
        <table:table-row table:style-name="ro8">
          <table:table-cell table:number-columns-repeated="2"/>
          <table:table-cell office:value-type="string" calcext:value-type="string">
            <text:p>procenty:</text:p>
          </table:table-cell>
          <table:table-cell table:style-name="ce22" table:formula="of:=SUM([.C8:.C19])" office:value-type="float" office:value="217.988503466951" calcext:value-type="float">
            <text:p><text:s/>217,99 zł </text:p>
          </table:table-cell>
          <table:table-cell table:number-columns-repeated="2"/>
          <table:table-cell office:value-type="string" calcext:value-type="string">
            <text:p>procenty:</text:p>
          </table:table-cell>
          <table:table-cell table:formula="of:=SUM([.G8:.G19])" office:value-type="float" office:value="184.041697807592" calcext:value-type="float">
            <text:p>184,041697807592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8" table:number-rows-repeated="1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V" table:style-name="ta2">
        <office:forms form:automatic-focus="false" form:apply-design-mode="false"/>
        <table:shapes>
          <draw:custom-shape draw:z-index="0" draw:name="Prostokąt 1" draw:style-name="gr3" draw:text-style-name="P2" svg:width="176.44mm" svg:height="182.82mm" svg:x="196.61mm" svg:y="0mm">
            <text:p text:style-name="P1"><text:span text:style-name="T1">Komórka D2: wpisz wartość stopy, np. 4</text:span></text:p>
            <text:p text:style-name="P1"><text:span text:style-name="T1">Komórka D3: jako okres rozliczeniowy przyjmij "1 miesiąc"</text:span></text:p>
            <text:p text:style-name="P1"><text:span text:style-name="T1">Komórka H2: wpisz wysokość raty, np. 500</text:span></text:p>
            <text:p text:style-name="P1"><text:span text:style-name="T1">Komórka H3: wpisz początkową wartość lokaty, czyli 0 (zero)</text:span></text:p>
            <text:p text:style-name="P1"><text:span text:style-name="T1">Komórki D7 i H7: zawierają początkowy stan lokaty, wpisz "=H3"</text:span></text:p>
            <text:p text:style-name="P1"><text:span text:style-name="T1"/></text:p>
            <text:p text:style-name="P1"><text:span text:style-name="T1">W tabelach przedstawiasz harmonogramy spłat kredytu spłacanego z dołu lub z góry okresu</text:span></text:p>
            <text:p text:style-name="P1"><text:span text:style-name="T1">rozliczeniowego</text:span></text:p>
            <text:p text:style-name="P1"><text:span text:style-name="T1"/></text:p>
            <text:p text:style-name="P1"><text:span text:style-name="T1">Komórka D21: wstaw funkcję FV pozwalającą wyliczyć wysokość lokaty, jako ostatni</text:span></text:p>
            <text:p text:style-name="P1"><text:span text:style-name="T1">argument podaj 0 (zero) – rata wpłacana jest pod koniec okresu rozliczeniowego. Uwaga:</text:span></text:p>
            <text:p text:style-name="P1"><text:span text:style-name="T1">argument PMT określający ratę należy poprzedzić znakiem "-" (minus).</text:span></text:p>
            <text:p text:style-name="P1"><text:span text:style-name="T1"/></text:p>
            <text:p text:style-name="P1"><text:span text:style-name="T1">Komórka C8: wpisz formułę wyliczającą oprocentowanie pod koniec okresu</text:span></text:p>
            <text:p text:style-name="P1"><text:span text:style-name="T1">rozliczeniowego, skopiuj ją do zakresu C9:C19</text:span></text:p>
            <text:p text:style-name="P1"><text:span text:style-name="T1"/></text:p>
            <text:p text:style-name="P1"><text:span text:style-name="T1">Komórka D8: wpisz formułę wyliczającą wartość lokaty w kolejnych okresach rozliczeniowych,</text:span></text:p>
            <text:p text:style-name="P1"><text:span text:style-name="T1">uwzględniającą poprzedni stan lokaty, naliczone oprocentowanie i wpłaconą ratę</text:span></text:p>
            <text:p text:style-name="P1"><text:span text:style-name="T1">(wartość z komórki D21), skopiuj formułę do zakresu D9:D19.</text:span></text:p>
            <text:p text:style-name="P1"><text:span text:style-name="T1"/></text:p>
            <text:p text:style-name="P1"><text:span text:style-name="T1">Komórka H21: wstaw funkcję FV pozwalającą wyliczyć wysokość lokaty, jako ostatni</text:span></text:p>
            <text:p text:style-name="P1"><text:span text:style-name="T1">argument podaj 1 – rata wpłacana jest na początku okresu rozliczeniowego. Uwaga:</text:span></text:p>
            <text:p text:style-name="P1"><text:span text:style-name="T1">argument PMT określający ratę należy poprzedzić znakiem "-" (minus).</text:span></text:p>
            <text:p text:style-name="P1"><text:span text:style-name="T1"/></text:p>
            <text:p text:style-name="P1"><text:span text:style-name="T1">Komórka F8: wpisz formułę wyliczającą podstawę oprocentowania, uwzględniającą</text:span></text:p>
            <text:p text:style-name="P1"><text:span text:style-name="T1">poprzedni stan lokaty i wpłacaną ratę (wartość komórki H21), skopiuj ją do zakresu F9:F19</text:span></text:p>
            <text:p text:style-name="P1"><text:span text:style-name="T1"/></text:p>
            <text:p text:style-name="P1"><text:span text:style-name="T1">Komórka G8: wpisz formułę wyliczającą oprocentowanie naliczone od podstawy (wartość komórki F8)</text:span></text:p>
            <text:p text:style-name="P1"><text:span text:style-name="T1">skopiuj formułę do zakresu G9:G19</text:span></text:p>
            <text:p text:style-name="P1"><text:span text:style-name="T1"/></text:p>
            <text:p text:style-name="P1"><text:span text:style-name="T1">Komórka H8: wpisz formułę wyliczającą wartość lokaty w kolejnych okresach rozliczeniowych,</text:span></text:p>
            <text:p text:style-name="P1"><text:span text:style-name="T1">uwzględniając podstawę oprocentowania i oprocentowanie, skopiuj formułę do zakresu H9:H19.</text:span></text:p>
            <text:p text:style-name="P1"><text:span text:style-name="T1"/></text:p>
            <text:p text:style-name="P1"><text:span text:style-name="T1">Poprawność: wartości w komórkach D19 i D21 oraz odpowiednio H19 i H21 są równe.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z-index="1" draw:name="Prostokąt 2" draw:style-name="gr4" draw:text-style-name="P2" svg:width="184.84mm" svg:height="23.04mm" svg:x="0mm" svg:y="126.89mm">
            <text:p text:style-name="P1"><text:span text:style-name="T2">Zadanie: Oblicz wysokość lokaty i skonstruuj harmonogram</text:span></text:p>
            <text:p text:style-name="P1"><text:span text:style-name="T2">oszczędzania przy użyciu funkcji FV()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3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1016" table:default-cell-style-name="Default"/>
        <table:table-row table:style-name="ro9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1"/>
          <table:table-cell table:style-name="ce17" office:value-type="percentage" office:value="0.04" calcext:value-type="percentage">
            <text:p>4%</text:p>
          </table:table-cell>
          <table:table-cell/>
          <table:table-cell table:style-name="ce1" office:value-type="string" calcext:value-type="string" table:number-columns-spanned="2" table:number-rows-spanned="1">
            <text:p>Miesięczna wpłata:</text:p>
          </table:table-cell>
          <table:covered-table-cell table:style-name="ce1"/>
          <table:table-cell table:style-name="ce32" office:value-type="float" office:value="500" calcext:value-type="float">
            <text:p><text:s/>500,00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2"/>
          <table:table-cell table:style-name="ce18" office:value-type="float" office:value="1" calcext:value-type="float">
            <text:p>1</text:p>
          </table:table-cell>
          <table:table-cell/>
          <table:table-cell table:style-name="ce2" office:value-type="string" calcext:value-type="string" table:number-columns-spanned="2" table:number-rows-spanned="1">
            <text:p>Stan początkowy konta:</text:p>
          </table:table-cell>
          <table:covered-table-cell table:style-name="ce2"/>
          <table:table-cell table:style-name="ce33" office:value-type="float" office:value="0" calcext:value-type="float">
            <text:p><text:s/>- <text:s text:c="2"/>zł 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37" office:value-type="string" calcext:value-type="string" table:number-columns-spanned="2" table:number-rows-spanned="1">
            <text:p><text:span text:style-name="T3">WPŁATA DOKONYWANA </text:span><text:span text:style-name="T4">POD KONIEC</text:span><text:span text:style-name="T5"> OKRESU NALICZANIA</text:span></text:p>
          </table:table-cell>
          <table:covered-table-cell table:style-name="ce37"/>
          <table:table-cell/>
          <table:table-cell table:style-name="ce40" office:value-type="string" calcext:value-type="string" table:number-columns-spanned="3" table:number-rows-spanned="1">
            <text:p><text:span text:style-name="T3">WPŁATA DOKONYWANA </text:span><text:span text:style-name="T4">NA POCZĄTKU</text:span><text:span text:style-name="T5"> OKRESU NALICZANIA</text:span></text:p>
          </table:table-cell>
          <table:covered-table-cell table:number-columns-repeated="2" table:style-name="ce40"/>
          <table:table-cell table:number-columns-repeated="1016"/>
        </table:table-row>
        <table:table-row table:style-name="ro11">
          <table:table-cell table:style-name="ce4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4" office:value-type="string" calcext:value-type="string">
            <text:p>Podstawa oprocentowania:</text:p>
          </table:table-cell>
          <table:table-cell table:style-name="ce28" office:value-type="string" calcext:value-type="string">
            <text:p>Oprocentowanie:</text:p>
          </table:table-cell>
          <table:table-cell table:style-name="ce34" office:value-type="string" calcext:value-type="string">
            <text:p>Stan konta:</text:p>
          </table:table-cell>
          <table:table-cell table:number-columns-repeated="1016"/>
        </table:table-row>
        <table:table-row table:style-name="ro7">
          <table:table-cell table:style-name="ce5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[.H3]" office:value-type="float" office:value="0" calcext:value-type="float">
            <text:p><text:s/>- <text:s text:c="2"/>zł </text:p>
          </table:table-cell>
          <table:table-cell/>
          <table:table-cell table:style-name="ce26"/>
          <table:table-cell table:style-name="ce29"/>
          <table:table-cell table:style-name="ce35" table:formula="of:=[.H3]" office:value-type="float" office:value="0" calcext:value-type="float">
            <text:p><text:s/>- <text:s text:c="2"/>zł </text:p>
          </table:table-cell>
          <table:table-cell table:number-columns-repeated="1016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/>
          <table:table-cell table:style-name="ce14" table:formula="of:=[.D7]*[.$D$2]/12" office:value-type="float" office:value="0" calcext:value-type="float">
            <text:p><text:s/>- <text:s text:c="2"/>zł </text:p>
          </table:table-cell>
          <table:table-cell table:style-name="ce20" table:formula="of:=[.D7]+[.C8]+[.$H$2]" office:value-type="float" office:value="500" calcext:value-type="float">
            <text:p><text:s/>500,00 zł </text:p>
          </table:table-cell>
          <table:table-cell/>
          <table:table-cell table:style-name="ce26" table:formula="of:=[.H7]+[.$H$2]" office:value-type="float" office:value="500" calcext:value-type="float">
            <text:p><text:s/>500,00 zł </text:p>
          </table:table-cell>
          <table:table-cell table:style-name="ce30" table:formula="of:=[.F8]*[.$D$2]/12" office:value-type="float" office:value="1.66666666666667" calcext:value-type="float">
            <text:p><text:s/>1,67 zł </text:p>
          </table:table-cell>
          <table:table-cell table:style-name="ce35" table:formula="of:=[.F8]+[.G8]" office:value-type="float" office:value="501.666666666667" calcext:value-type="float">
            <text:p><text:s/>501,67 zł </text:p>
          </table:table-cell>
          <table:table-cell table:number-columns-repeated="101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/>
          <table:table-cell table:style-name="ce14" table:formula="of:=[.D8]*[.$D$2]/12" office:value-type="float" office:value="1.66666666666667" calcext:value-type="float">
            <text:p><text:s/>1,67 zł </text:p>
          </table:table-cell>
          <table:table-cell table:style-name="ce20" table:formula="of:=[.D8]+[.C9]+[.$H$2]" office:value-type="float" office:value="1001.66666666667" calcext:value-type="float">
            <text:p><text:s/>1 001,67 zł </text:p>
          </table:table-cell>
          <table:table-cell/>
          <table:table-cell table:style-name="ce26" table:formula="of:=[.H8]+[.$H$2]" office:value-type="float" office:value="1001.66666666667" calcext:value-type="float">
            <text:p><text:s/>1 001,67 zł </text:p>
          </table:table-cell>
          <table:table-cell table:style-name="ce30" table:formula="of:=[.F9]*[.$D$2]/12" office:value-type="float" office:value="3.33888888888889" calcext:value-type="float">
            <text:p><text:s/>3,34 zł </text:p>
          </table:table-cell>
          <table:table-cell table:style-name="ce35" table:formula="of:=[.F9]+[.G9]" office:value-type="float" office:value="1005.00555555556" calcext:value-type="float">
            <text:p><text:s/>1 005,01 zł </text:p>
          </table:table-cell>
          <table:table-cell table:number-columns-repeated="101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table-cell/>
          <table:table-cell table:style-name="ce14" table:formula="of:=[.D9]*[.$D$2]/12" office:value-type="float" office:value="3.33888888888889" calcext:value-type="float">
            <text:p><text:s/>3,34 zł </text:p>
          </table:table-cell>
          <table:table-cell table:style-name="ce20" table:formula="of:=[.D9]+[.C10]+[.$H$2]" office:value-type="float" office:value="1505.00555555556" calcext:value-type="float">
            <text:p><text:s/>1 505,01 zł </text:p>
          </table:table-cell>
          <table:table-cell/>
          <table:table-cell table:style-name="ce26" table:formula="of:=[.H9]+[.$H$2]" office:value-type="float" office:value="1505.00555555556" calcext:value-type="float">
            <text:p><text:s/>1 505,01 zł </text:p>
          </table:table-cell>
          <table:table-cell table:style-name="ce30" table:formula="of:=[.F10]*[.$D$2]/12" office:value-type="float" office:value="5.01668518518519" calcext:value-type="float">
            <text:p><text:s/>5,02 zł </text:p>
          </table:table-cell>
          <table:table-cell table:style-name="ce35" table:formula="of:=[.F10]+[.G10]" office:value-type="float" office:value="1510.02224074074" calcext:value-type="float">
            <text:p><text:s/>1 510,02 zł </text:p>
          </table:table-cell>
          <table:table-cell table:number-columns-repeated="101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/>
          <table:table-cell table:style-name="ce14" table:formula="of:=[.D10]*[.$D$2]/12" office:value-type="float" office:value="5.01668518518519" calcext:value-type="float">
            <text:p><text:s/>5,02 zł </text:p>
          </table:table-cell>
          <table:table-cell table:style-name="ce20" table:formula="of:=[.D10]+[.C11]+[.$H$2]" office:value-type="float" office:value="2010.02224074074" calcext:value-type="float">
            <text:p><text:s/>2 010,02 zł </text:p>
          </table:table-cell>
          <table:table-cell/>
          <table:table-cell table:style-name="ce26" table:formula="of:=[.H10]+[.$H$2]" office:value-type="float" office:value="2010.02224074074" calcext:value-type="float">
            <text:p><text:s/>2 010,02 zł </text:p>
          </table:table-cell>
          <table:table-cell table:style-name="ce30" table:formula="of:=[.F11]*[.$D$2]/12" office:value-type="float" office:value="6.70007413580247" calcext:value-type="float">
            <text:p><text:s/>6,70 zł </text:p>
          </table:table-cell>
          <table:table-cell table:style-name="ce35" table:formula="of:=[.F11]+[.G11]" office:value-type="float" office:value="2016.72231487654" calcext:value-type="float">
            <text:p><text:s/>2 016,72 zł </text:p>
          </table:table-cell>
          <table:table-cell table:number-columns-repeated="101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table-cell/>
          <table:table-cell table:style-name="ce14" table:formula="of:=[.D11]*[.$D$2]/12" office:value-type="float" office:value="6.70007413580247" calcext:value-type="float">
            <text:p><text:s/>6,70 zł </text:p>
          </table:table-cell>
          <table:table-cell table:style-name="ce20" table:formula="of:=[.D11]+[.C12]+[.$H$2]" office:value-type="float" office:value="2516.72231487654" calcext:value-type="float">
            <text:p><text:s/>2 516,72 zł </text:p>
          </table:table-cell>
          <table:table-cell/>
          <table:table-cell table:style-name="ce26" table:formula="of:=[.H11]+[.$H$2]" office:value-type="float" office:value="2516.72231487654" calcext:value-type="float">
            <text:p><text:s/>2 516,72 zł </text:p>
          </table:table-cell>
          <table:table-cell table:style-name="ce30" table:formula="of:=[.F12]*[.$D$2]/12" office:value-type="float" office:value="8.38907438292181" calcext:value-type="float">
            <text:p><text:s/>8,39 zł </text:p>
          </table:table-cell>
          <table:table-cell table:style-name="ce35" table:formula="of:=[.F12]+[.G12]" office:value-type="float" office:value="2525.11138925947" calcext:value-type="float">
            <text:p><text:s/>2 525,11 zł </text:p>
          </table:table-cell>
          <table:table-cell table:number-columns-repeated="1016"/>
        </table:table-row>
        <table:table-row table:style-name="ro7">
          <table:table-cell table:style-name="ce5" office:value-type="float" office:value="6" calcext:value-type="float">
            <text:p>6</text:p>
          </table:table-cell>
          <table:table-cell/>
          <table:table-cell table:style-name="ce14" table:formula="of:=[.D12]*[.$D$2]/12" office:value-type="float" office:value="8.38907438292181" calcext:value-type="float">
            <text:p><text:s/>8,39 zł </text:p>
          </table:table-cell>
          <table:table-cell table:style-name="ce20" table:formula="of:=[.D12]+[.C13]+[.$H$2]" office:value-type="float" office:value="3025.11138925947" calcext:value-type="float">
            <text:p><text:s/>3 025,11 zł </text:p>
          </table:table-cell>
          <table:table-cell/>
          <table:table-cell table:style-name="ce26" table:formula="of:=[.H12]+[.$H$2]" office:value-type="float" office:value="3025.11138925947" calcext:value-type="float">
            <text:p><text:s/>3 025,11 zł </text:p>
          </table:table-cell>
          <table:table-cell table:style-name="ce30" table:formula="of:=[.F13]*[.$D$2]/12" office:value-type="float" office:value="10.0837046308649" calcext:value-type="float">
            <text:p><text:s/>10,08 zł </text:p>
          </table:table-cell>
          <table:table-cell table:style-name="ce35" table:formula="of:=[.F13]+[.G13]" office:value-type="float" office:value="3035.19509389033" calcext:value-type="float">
            <text:p><text:s/>3 035,20 zł </text:p>
          </table:table-cell>
          <table:table-cell table:number-columns-repeated="1016"/>
        </table:table-row>
        <table:table-row table:style-name="ro7">
          <table:table-cell table:style-name="ce5" office:value-type="float" office:value="7" calcext:value-type="float">
            <text:p>7</text:p>
          </table:table-cell>
          <table:table-cell/>
          <table:table-cell table:style-name="ce14" table:formula="of:=[.D13]*[.$D$2]/12" office:value-type="float" office:value="10.0837046308649" calcext:value-type="float">
            <text:p><text:s/>10,08 zł </text:p>
          </table:table-cell>
          <table:table-cell table:style-name="ce20" table:formula="of:=[.D13]+[.C14]+[.$H$2]" office:value-type="float" office:value="3535.19509389033" calcext:value-type="float">
            <text:p><text:s/>3 535,20 zł </text:p>
          </table:table-cell>
          <table:table-cell/>
          <table:table-cell table:style-name="ce26" table:formula="of:=[.H13]+[.$H$2]" office:value-type="float" office:value="3535.19509389033" calcext:value-type="float">
            <text:p><text:s/>3 535,20 zł </text:p>
          </table:table-cell>
          <table:table-cell table:style-name="ce30" table:formula="of:=[.F14]*[.$D$2]/12" office:value-type="float" office:value="11.7839836463011" calcext:value-type="float">
            <text:p><text:s/>11,78 zł </text:p>
          </table:table-cell>
          <table:table-cell table:style-name="ce35" table:formula="of:=[.F14]+[.G14]" office:value-type="float" office:value="3546.97907753663" calcext:value-type="float">
            <text:p><text:s/>3 546,98 zł </text:p>
          </table:table-cell>
          <table:table-cell table:number-columns-repeated="1016"/>
        </table:table-row>
        <table:table-row table:style-name="ro7">
          <table:table-cell table:style-name="ce5" office:value-type="float" office:value="8" calcext:value-type="float">
            <text:p>8</text:p>
          </table:table-cell>
          <table:table-cell/>
          <table:table-cell table:style-name="ce14" table:formula="of:=[.D14]*[.$D$2]/12" office:value-type="float" office:value="11.7839836463011" calcext:value-type="float">
            <text:p><text:s/>11,78 zł </text:p>
          </table:table-cell>
          <table:table-cell table:style-name="ce20" table:formula="of:=[.D14]+[.C15]+[.$H$2]" office:value-type="float" office:value="4046.97907753663" calcext:value-type="float">
            <text:p><text:s/>4 046,98 zł </text:p>
          </table:table-cell>
          <table:table-cell/>
          <table:table-cell table:style-name="ce26" table:formula="of:=[.H14]+[.$H$2]" office:value-type="float" office:value="4046.97907753663" calcext:value-type="float">
            <text:p><text:s/>4 046,98 zł </text:p>
          </table:table-cell>
          <table:table-cell table:style-name="ce30" table:formula="of:=[.F15]*[.$D$2]/12" office:value-type="float" office:value="13.4899302584554" calcext:value-type="float">
            <text:p><text:s/>13,49 zł </text:p>
          </table:table-cell>
          <table:table-cell table:style-name="ce35" table:formula="of:=[.F15]+[.G15]" office:value-type="float" office:value="4060.46900779509" calcext:value-type="float">
            <text:p><text:s/>4 060,47 zł </text:p>
          </table:table-cell>
          <table:table-cell table:number-columns-repeated="1016"/>
        </table:table-row>
        <table:table-row table:style-name="ro7">
          <table:table-cell table:style-name="ce5" office:value-type="float" office:value="9" calcext:value-type="float">
            <text:p>9</text:p>
          </table:table-cell>
          <table:table-cell/>
          <table:table-cell table:style-name="ce14" table:formula="of:=[.D15]*[.$D$2]/12" office:value-type="float" office:value="13.4899302584554" calcext:value-type="float">
            <text:p><text:s/>13,49 zł </text:p>
          </table:table-cell>
          <table:table-cell table:style-name="ce20" table:formula="of:=[.D15]+[.C16]+[.$H$2]" office:value-type="float" office:value="4560.46900779509" calcext:value-type="float">
            <text:p><text:s/>4 560,47 zł </text:p>
          </table:table-cell>
          <table:table-cell/>
          <table:table-cell table:style-name="ce26" table:formula="of:=[.H15]+[.$H$2]" office:value-type="float" office:value="4560.46900779509" calcext:value-type="float">
            <text:p><text:s/>4 560,47 zł </text:p>
          </table:table-cell>
          <table:table-cell table:style-name="ce30" table:formula="of:=[.F16]*[.$D$2]/12" office:value-type="float" office:value="15.201563359317" calcext:value-type="float">
            <text:p><text:s/>15,20 zł </text:p>
          </table:table-cell>
          <table:table-cell table:style-name="ce35" table:formula="of:=[.F16]+[.G16]" office:value-type="float" office:value="4575.6705711544" calcext:value-type="float">
            <text:p><text:s/>4 575,67 zł </text:p>
          </table:table-cell>
          <table:table-cell table:number-columns-repeated="1016"/>
        </table:table-row>
        <table:table-row table:style-name="ro7">
          <table:table-cell table:style-name="ce5" office:value-type="float" office:value="10" calcext:value-type="float">
            <text:p>10</text:p>
          </table:table-cell>
          <table:table-cell/>
          <table:table-cell table:style-name="ce14" table:formula="of:=[.D16]*[.$D$2]/12" office:value-type="float" office:value="15.201563359317" calcext:value-type="float">
            <text:p><text:s/>15,20 zł </text:p>
          </table:table-cell>
          <table:table-cell table:style-name="ce20" table:formula="of:=[.D16]+[.C17]+[.$H$2]" office:value-type="float" office:value="5075.6705711544" calcext:value-type="float">
            <text:p><text:s/>5 075,67 zł </text:p>
          </table:table-cell>
          <table:table-cell/>
          <table:table-cell table:style-name="ce26" table:formula="of:=[.H16]+[.$H$2]" office:value-type="float" office:value="5075.6705711544" calcext:value-type="float">
            <text:p><text:s/>5 075,67 zł </text:p>
          </table:table-cell>
          <table:table-cell table:style-name="ce30" table:formula="of:=[.F17]*[.$D$2]/12" office:value-type="float" office:value="16.918901903848" calcext:value-type="float">
            <text:p><text:s/>16,92 zł </text:p>
          </table:table-cell>
          <table:table-cell table:style-name="ce35" table:formula="of:=[.F17]+[.G17]" office:value-type="float" office:value="5092.58947305825" calcext:value-type="float">
            <text:p><text:s/>5 092,59 zł </text:p>
          </table:table-cell>
          <table:table-cell table:number-columns-repeated="1016"/>
        </table:table-row>
        <table:table-row table:style-name="ro7">
          <table:table-cell table:style-name="ce5" office:value-type="float" office:value="11" calcext:value-type="float">
            <text:p>11</text:p>
          </table:table-cell>
          <table:table-cell/>
          <table:table-cell table:style-name="ce14" table:formula="of:=[.D17]*[.$D$2]/12" office:value-type="float" office:value="16.918901903848" calcext:value-type="float">
            <text:p><text:s/>16,92 zł </text:p>
          </table:table-cell>
          <table:table-cell table:style-name="ce20" table:formula="of:=[.D17]+[.C18]+[.$H$2]" office:value-type="float" office:value="5592.58947305825" calcext:value-type="float">
            <text:p><text:s/>5 592,59 zł </text:p>
          </table:table-cell>
          <table:table-cell/>
          <table:table-cell table:style-name="ce26" table:formula="of:=[.H17]+[.$H$2]" office:value-type="float" office:value="5592.58947305825" calcext:value-type="float">
            <text:p><text:s/>5 592,59 zł </text:p>
          </table:table-cell>
          <table:table-cell table:style-name="ce30" table:formula="of:=[.F18]*[.$D$2]/12" office:value-type="float" office:value="18.6419649101942" calcext:value-type="float">
            <text:p><text:s/>18,64 zł </text:p>
          </table:table-cell>
          <table:table-cell table:style-name="ce35" table:formula="of:=[.F18]+[.G18]" office:value-type="float" office:value="5611.23143796845" calcext:value-type="float">
            <text:p><text:s/>5 611,2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2" calcext:value-type="float">
            <text:p>12</text:p>
          </table:table-cell>
          <table:table-cell/>
          <table:table-cell table:style-name="ce14" table:formula="of:=[.D18]*[.$D$2]/12" office:value-type="float" office:value="18.6419649101942" calcext:value-type="float">
            <text:p><text:s/>18,64 zł </text:p>
          </table:table-cell>
          <table:table-cell table:style-name="ce20" table:formula="of:=[.D18]+[.C19]+[.$H$2]" office:value-type="float" office:value="6111.23143796845" calcext:value-type="float">
            <text:p><text:s/>6 111,23 zł </text:p>
          </table:table-cell>
          <table:table-cell/>
          <table:table-cell table:style-name="ce26" table:formula="of:=[.H18]+[.$H$2]" office:value-type="float" office:value="6111.23143796845" calcext:value-type="float">
            <text:p><text:s/>6 111,23 zł </text:p>
          </table:table-cell>
          <table:table-cell table:style-name="ce30" table:formula="of:=[.F19]*[.$D$2]/12" office:value-type="float" office:value="20.3707714598948" calcext:value-type="float">
            <text:p><text:s/>20,37 zł </text:p>
          </table:table-cell>
          <table:table-cell table:style-name="ce35" table:formula="of:=[.F19]+[.G19]" office:value-type="float" office:value="6131.60220942834" calcext:value-type="float">
            <text:p><text:s/>6 131,60 zł </text:p>
          </table:table-cell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15"/>
          <table:table-cell table:style-name="ce38"/>
          <table:table-cell/>
          <table:table-cell table:style-name="ce27" table:number-columns-repeated="2"/>
          <table:table-cell table:style-name="ce41"/>
          <table:table-cell table:number-columns-repeated="1016"/>
        </table:table-row>
        <table:table-row table:style-name="ro7">
          <table:table-cell table:number-columns-repeated="3"/>
          <table:table-cell table:style-name="ce39" table:formula="of:=FV([.$D$2]/12;12;-[.$H$2];[.$H$3];0)" office:value-type="currency" office:currency="PLN" office:value="6111.23143796859" calcext:value-type="currency">
            <text:p>6 111,23 zł</text:p>
          </table:table-cell>
          <table:table-cell table:number-columns-repeated="3"/>
          <table:table-cell table:style-name="ce42" table:formula="of:=FV([.D2]/12;12;-[.H2];[.H3];1)" office:value-type="float" office:value="6131.60220942849" calcext:value-type="float">
            <text:p>6 131,60 zł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8" table:number-rows-repeated="104854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5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Prostokąt 2" draw:style-name="gr6" draw:text-style-name="P2" svg:width="145.73mm" svg:height="30.55mm" svg:x="146.88mm" svg:y="1.88mm">
            <text:p text:style-name="P1"><text:span text:style-name="T1">Do komórki A2 wpisz wartość oprocentowania, np. 3,5</text:span></text:p>
            <text:p text:style-name="P1"><text:span text:style-name="T1">W komórki F2, D3, E3 wstaw odpowiednie formuły wyliczające kapitał końcowy,</text:span></text:p>
            <text:p text:style-name="P1"><text:span text:style-name="T1">kapitał początkowy oraz wysokość odsetek. Do wyliczenia kapitału końcowego</text:span></text:p>
            <text:p text:style-name="P1"><text:span text:style-name="T1">wykorzystaj podany pod tabelą wzór.</text:span></text:p>
            <text:p text:style-name="P1"><text:span text:style-name="T1">Skonstruowane formuły skopiuj do odpowiednich zakresów poniżej,</text:span></text:p>
            <text:p text:style-name="P1"><text:span text:style-name="T1">tak aby uzyskać wartość zaoszczędzonego kapitału.</text:span></text:p>
            <draw:enhanced-geometry svg:viewBox="0 0 21600 21600" draw:type="rectangle" draw:enhanced-path="M 0 0 L 21600 0 21600 21600 0 21600 0 0 Z N"/>
          </draw:custom-shape>
          <draw:custom-shape draw:z-index="2" draw:name="Prostokąt 3" draw:style-name="gr7" draw:text-style-name="P2" svg:width="145.45mm" svg:height="22.99mm" svg:x="146.64mm" svg:y="37.06mm">
            <text:p text:style-name="P1"><text:span text:style-name="T2">Zadanie: Uzupełnij podaną tabelę, aby obliczyć</text:span></text:p>
            <text:p text:style-name="P1"><text:span text:style-name="T2">wartość zaoszczędzonego kapitału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5" table:default-cell-style-name="ce7"/>
        <table:table-column table:style-name="co16" table:default-cell-style-name="ce7"/>
        <table:table-column table:style-name="co17" table:default-cell-style-name="ce58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number-columns-repeated="4" table:default-cell-style-name="ce7"/>
        <table:table-column table:style-name="co22" table:default-cell-style-name="ce7"/>
        <table:table-column table:style-name="co21" table:number-columns-repeated="246" table:default-cell-style-name="ce7"/>
        <table:table-column table:style-name="co21" table:number-columns-repeated="767" table:default-cell-style-name="Default"/>
        <table:table-row table:style-name="ro12">
          <table:table-cell table:style-name="ce43" office:value-type="string" calcext:value-type="string">
            <text:p>oprocentowanie lokaty</text:p>
          </table:table-cell>
          <table:table-cell table:style-name="ce48" office:value-type="string" calcext:value-type="string">
            <text:p>lp.</text:p>
          </table:table-cell>
          <table:table-cell table:style-name="ce53" office:value-type="string" calcext:value-type="string">
            <text:p>okres obliczeniowy</text:p>
          </table:table-cell>
          <table:table-cell table:style-name="ce59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9" office:value-type="string" office:string-value="kapitał końcowy" calcext:value-type="string">
            <text:p><text:s/>kapitał końcowy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4" office:value-type="percentage" office:value="0.035" calcext:value-type="percentage">
            <text:p>3,5%</text:p>
          </table:table-cell>
          <table:table-cell table:style-name="ce49" office:value-type="float" office:value="1" calcext:value-type="float">
            <text:p>1</text:p>
          </table:table-cell>
          <table:table-cell table:style-name="ce54" office:value-type="string" calcext:value-type="string">
            <text:p>0-10</text:p>
          </table:table-cell>
          <table:table-cell table:style-name="ce60" office:value-type="float" office:value="3000" calcext:value-type="float">
            <text:p><text:s/>3 000,00 zł </text:p>
          </table:table-cell>
          <table:table-cell table:style-name="ce60" office:value-type="float" office:value="0" calcext:value-type="float">
            <text:p><text:s/>- <text:s text:c="2"/>zł </text:p>
          </table:table-cell>
          <table:table-cell table:style-name="ce65" table:formula="of:=([.D2]*[.$A$2]*10)/365+[.D2]" office:value-type="float" office:value="3002.87671232877" calcext:value-type="float">
            <text:p><text:s/>3 002,88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0" office:value-type="float" office:value="2" calcext:value-type="float">
            <text:p>2</text:p>
          </table:table-cell>
          <table:table-cell table:style-name="ce55" office:value-type="string" calcext:value-type="string">
            <text:p>11-20</text:p>
          </table:table-cell>
          <table:table-cell table:style-name="ce61" table:formula="of:=[.F2]" office:value-type="float" office:value="3002.87671232877" calcext:value-type="float">
            <text:p><text:s/>3 002,88 zł </text:p>
          </table:table-cell>
          <table:table-cell table:style-name="ce61" table:formula="of:=[.D2]*[.$A$2]" office:value-type="float" office:value="105" calcext:value-type="float">
            <text:p><text:s/>105,00 zł </text:p>
          </table:table-cell>
          <table:table-cell table:style-name="ce65" table:formula="of:=([.D3]*[.$A$2]*10)/365+[.D3]" office:value-type="float" office:value="3005.75618314881" calcext:value-type="float">
            <text:p><text:s/>3 005,76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0" office:value-type="float" office:value="3" calcext:value-type="float">
            <text:p>3</text:p>
          </table:table-cell>
          <table:table-cell table:style-name="ce55" office:value-type="string" calcext:value-type="string">
            <text:p>21-30</text:p>
          </table:table-cell>
          <table:table-cell table:style-name="ce61" table:formula="of:=[.F3]" office:value-type="float" office:value="3005.75618314881" calcext:value-type="float">
            <text:p><text:s/>3 005,76 zł </text:p>
          </table:table-cell>
          <table:table-cell table:style-name="ce61" table:formula="of:=[.D3]*[.$A$2]" office:value-type="float" office:value="105.100684931507" calcext:value-type="float">
            <text:p><text:s/>105,10 zł </text:p>
          </table:table-cell>
          <table:table-cell table:style-name="ce65" table:formula="of:=([.D4]*[.$A$2]*10)/365+[.D4]" office:value-type="float" office:value="3008.63841510525" calcext:value-type="float">
            <text:p><text:s/>3 008,64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0" office:value-type="float" office:value="4" calcext:value-type="float">
            <text:p>4</text:p>
          </table:table-cell>
          <table:table-cell table:style-name="ce55" office:value-type="string" calcext:value-type="string">
            <text:p>31-40</text:p>
          </table:table-cell>
          <table:table-cell table:style-name="ce61" table:formula="of:=[.F4]" office:value-type="float" office:value="3008.63841510525" calcext:value-type="float">
            <text:p><text:s/>3 008,64 zł </text:p>
          </table:table-cell>
          <table:table-cell table:style-name="ce61" table:formula="of:=[.D4]*[.$A$2]" office:value-type="float" office:value="105.201466410208" calcext:value-type="float">
            <text:p><text:s/>105,20 zł </text:p>
          </table:table-cell>
          <table:table-cell table:style-name="ce65" table:formula="of:=([.D5]*[.$A$2]*10)/365+[.D5]" office:value-type="float" office:value="3011.52341084576" calcext:value-type="float">
            <text:p><text:s/>3 011,52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0" office:value-type="float" office:value="5" calcext:value-type="float">
            <text:p>5</text:p>
          </table:table-cell>
          <table:table-cell table:style-name="ce55" office:value-type="string" calcext:value-type="string">
            <text:p>41-50</text:p>
          </table:table-cell>
          <table:table-cell table:style-name="ce61" table:formula="of:=[.F5]" office:value-type="float" office:value="3011.52341084576" calcext:value-type="float">
            <text:p><text:s/>3 011,52 zł </text:p>
          </table:table-cell>
          <table:table-cell table:style-name="ce61" table:formula="of:=[.D5]*[.$A$2]" office:value-type="float" office:value="105.302344528684" calcext:value-type="float">
            <text:p><text:s/>105,30 zł </text:p>
          </table:table-cell>
          <table:table-cell table:style-name="ce65" table:formula="of:=([.D6]*[.$A$2]*10)/365+[.D6]" office:value-type="float" office:value="3014.41117302055" calcext:value-type="float">
            <text:p><text:s/>3 014,41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0" office:value-type="float" office:value="6" calcext:value-type="float">
            <text:p>6</text:p>
          </table:table-cell>
          <table:table-cell table:style-name="ce55" office:value-type="string" calcext:value-type="string">
            <text:p>51-60</text:p>
          </table:table-cell>
          <table:table-cell table:style-name="ce61" table:formula="of:=[.F6]" office:value-type="float" office:value="3014.41117302055" calcext:value-type="float">
            <text:p><text:s/>3 014,41 zł </text:p>
          </table:table-cell>
          <table:table-cell table:style-name="ce61" table:formula="of:=[.D6]*[.$A$2]" office:value-type="float" office:value="105.403319379602" calcext:value-type="float">
            <text:p><text:s/>105,40 zł </text:p>
          </table:table-cell>
          <table:table-cell table:style-name="ce65" table:formula="of:=([.D7]*[.$A$2]*10)/365+[.D7]" office:value-type="float" office:value="3017.30170428235" calcext:value-type="float">
            <text:p><text:s/>3 017,30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0" office:value-type="float" office:value="7" calcext:value-type="float">
            <text:p>7</text:p>
          </table:table-cell>
          <table:table-cell table:style-name="ce55" office:value-type="string" calcext:value-type="string">
            <text:p>61-70</text:p>
          </table:table-cell>
          <table:table-cell table:style-name="ce61" table:formula="of:=[.F7]" office:value-type="float" office:value="3017.30170428235" calcext:value-type="float">
            <text:p><text:s/>3 017,30 zł </text:p>
          </table:table-cell>
          <table:table-cell table:style-name="ce61" table:formula="of:=[.D7]*[.$A$2]" office:value-type="float" office:value="105.504391055719" calcext:value-type="float">
            <text:p><text:s/>105,50 zł </text:p>
          </table:table-cell>
          <table:table-cell table:style-name="ce65" table:formula="of:=([.D8]*[.$A$2]*10)/365+[.D8]" office:value-type="float" office:value="3020.19500728645" calcext:value-type="float">
            <text:p><text:s/>3 020,20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0" office:value-type="float" office:value="8" calcext:value-type="float">
            <text:p>8</text:p>
          </table:table-cell>
          <table:table-cell table:style-name="ce55" office:value-type="string" calcext:value-type="string">
            <text:p>71-80</text:p>
          </table:table-cell>
          <table:table-cell table:style-name="ce61" table:formula="of:=[.F8]" office:value-type="float" office:value="3020.19500728645" calcext:value-type="float">
            <text:p><text:s/>3 020,20 zł </text:p>
          </table:table-cell>
          <table:table-cell table:style-name="ce61" table:formula="of:=[.D8]*[.$A$2]" office:value-type="float" office:value="105.605559649882" calcext:value-type="float">
            <text:p><text:s/>105,61 zł </text:p>
          </table:table-cell>
          <table:table-cell table:style-name="ce65" table:formula="of:=([.D9]*[.$A$2]*10)/365+[.D9]" office:value-type="float" office:value="3023.0910846907" calcext:value-type="float">
            <text:p><text:s/>3 023,09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0" office:value-type="float" office:value="9" calcext:value-type="float">
            <text:p>9</text:p>
          </table:table-cell>
          <table:table-cell table:style-name="ce55" office:value-type="string" calcext:value-type="string">
            <text:p>81-90</text:p>
          </table:table-cell>
          <table:table-cell table:style-name="ce61" table:formula="of:=[.F9]" office:value-type="float" office:value="3023.0910846907" calcext:value-type="float">
            <text:p><text:s/>3 023,09 zł </text:p>
          </table:table-cell>
          <table:table-cell table:style-name="ce61" table:formula="of:=[.D9]*[.$A$2]" office:value-type="float" office:value="105.706825255026" calcext:value-type="float">
            <text:p><text:s/>105,71 zł </text:p>
          </table:table-cell>
          <table:table-cell table:style-name="ce65" table:formula="of:=([.D10]*[.$A$2]*10)/365+[.D10]" office:value-type="float" office:value="3025.98993915547" calcext:value-type="float">
            <text:p><text:s/>3 025,99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0" office:value-type="float" office:value="10" calcext:value-type="float">
            <text:p>10</text:p>
          </table:table-cell>
          <table:table-cell table:style-name="ce55" office:value-type="string" calcext:value-type="string">
            <text:p>91-100</text:p>
          </table:table-cell>
          <table:table-cell table:style-name="ce61" table:formula="of:=[.F10]" office:value-type="float" office:value="3025.98993915547" calcext:value-type="float">
            <text:p><text:s/>3 025,99 zł </text:p>
          </table:table-cell>
          <table:table-cell table:style-name="ce61" table:formula="of:=[.D10]*[.$A$2]" office:value-type="float" office:value="105.808187964175" calcext:value-type="float">
            <text:p><text:s/>105,81 zł </text:p>
          </table:table-cell>
          <table:table-cell table:style-name="ce65" table:formula="of:=([.D11]*[.$A$2]*10)/365+[.D11]" office:value-type="float" office:value="3028.8915733437" calcext:value-type="float">
            <text:p><text:s/>3 028,89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0" office:value-type="float" office:value="11" calcext:value-type="float">
            <text:p>11</text:p>
          </table:table-cell>
          <table:table-cell table:style-name="ce55" office:value-type="string" calcext:value-type="string">
            <text:p>101-110</text:p>
          </table:table-cell>
          <table:table-cell table:style-name="ce61" table:formula="of:=[.F11]" office:value-type="float" office:value="3028.8915733437" calcext:value-type="float">
            <text:p><text:s/>3 028,89 zł </text:p>
          </table:table-cell>
          <table:table-cell table:style-name="ce61" table:formula="of:=[.D11]*[.$A$2]" office:value-type="float" office:value="105.909647870442" calcext:value-type="float">
            <text:p><text:s/>105,91 zł </text:p>
          </table:table-cell>
          <table:table-cell table:style-name="ce65" table:formula="of:=([.D12]*[.$A$2]*10)/365+[.D12]" office:value-type="float" office:value="3031.79598992088" calcext:value-type="float">
            <text:p><text:s/>3 031,80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0" office:value-type="float" office:value="12" calcext:value-type="float">
            <text:p>12</text:p>
          </table:table-cell>
          <table:table-cell table:style-name="ce55" office:value-type="string" calcext:value-type="string">
            <text:p>111-120</text:p>
          </table:table-cell>
          <table:table-cell table:style-name="ce61" table:formula="of:=[.F12]" office:value-type="float" office:value="3031.79598992088" calcext:value-type="float">
            <text:p><text:s/>3 031,80 zł </text:p>
          </table:table-cell>
          <table:table-cell table:style-name="ce61" table:formula="of:=[.D12]*[.$A$2]" office:value-type="float" office:value="106.01120506703" calcext:value-type="float">
            <text:p><text:s/>106,01 zł </text:p>
          </table:table-cell>
          <table:table-cell table:style-name="ce65" table:formula="of:=([.D13]*[.$A$2]*10)/365+[.D13]" office:value-type="float" office:value="3034.70319155505" calcext:value-type="float">
            <text:p><text:s/>3 034,70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0" office:value-type="float" office:value="13" calcext:value-type="float">
            <text:p>13</text:p>
          </table:table-cell>
          <table:table-cell table:style-name="ce55" office:value-type="string" calcext:value-type="string">
            <text:p>121-130</text:p>
          </table:table-cell>
          <table:table-cell table:style-name="ce61" table:formula="of:=[.F13]" office:value-type="float" office:value="3034.70319155505" calcext:value-type="float">
            <text:p><text:s/>3 034,70 zł </text:p>
          </table:table-cell>
          <table:table-cell table:style-name="ce61" table:formula="of:=[.D13]*[.$A$2]" office:value-type="float" office:value="106.112859647231" calcext:value-type="float">
            <text:p><text:s/>106,11 zł </text:p>
          </table:table-cell>
          <table:table-cell table:style-name="ce65" table:formula="of:=([.D14]*[.$A$2]*10)/365+[.D14]" office:value-type="float" office:value="3037.61318091682" calcext:value-type="float">
            <text:p><text:s/>3 037,61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0" office:value-type="float" office:value="14" calcext:value-type="float">
            <text:p>14</text:p>
          </table:table-cell>
          <table:table-cell table:style-name="ce55" office:value-type="string" calcext:value-type="string">
            <text:p>131-140</text:p>
          </table:table-cell>
          <table:table-cell table:style-name="ce61" table:formula="of:=[.F14]" office:value-type="float" office:value="3037.61318091682" calcext:value-type="float">
            <text:p><text:s/>3 037,61 zł </text:p>
          </table:table-cell>
          <table:table-cell table:style-name="ce61" table:formula="of:=[.D14]*[.$A$2]" office:value-type="float" office:value="106.214611704427" calcext:value-type="float">
            <text:p><text:s/>106,21 zł </text:p>
          </table:table-cell>
          <table:table-cell table:style-name="ce65" table:formula="of:=([.D15]*[.$A$2]*10)/365+[.D15]" office:value-type="float" office:value="3040.52596067934" calcext:value-type="float">
            <text:p><text:s/>3 040,53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5"/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141-150</text:p>
          </table:table-cell>
          <table:table-cell table:style-name="ce61" table:formula="of:=[.F15]" office:value-type="float" office:value="3040.52596067934" calcext:value-type="float">
            <text:p><text:s/>3 040,53 zł </text:p>
          </table:table-cell>
          <table:table-cell table:style-name="ce61" table:formula="of:=[.D15]*[.$A$2]" office:value-type="float" office:value="106.316461332089" calcext:value-type="float">
            <text:p><text:s/>106,32 zł </text:p>
          </table:table-cell>
          <table:table-cell table:style-name="ce65" table:formula="of:=([.D16]*[.$A$2]*10)/365+[.D16]" office:value-type="float" office:value="3043.44153351835" calcext:value-type="float">
            <text:p><text:s/>3 043,44 zł </text:p>
          </table:table-cell>
          <table:table-cell table:style-name="ce46"/>
          <table:table-cell table:number-columns-repeated="1017"/>
        </table:table-row>
        <table:table-row table:style-name="ro13">
          <table:table-cell table:style-name="ce46" table:number-columns-repeated="2"/>
          <table:table-cell table:style-name="ce57"/>
          <table:table-cell table:style-name="ce62" table:number-columns-repeated="3"/>
          <table:table-cell table:style-name="ce46"/>
          <table:table-cell table:number-columns-repeated="1017"/>
        </table:table-row>
        <table:table-row table:style-name="ro14">
          <table:table-cell table:style-name="ce47" office:value-type="string" calcext:value-type="string">
            <text:p>Wzór, wg którego obliczamy kapitał końcowy w danym okresie:</text:p>
          </table:table-cell>
          <table:table-cell table:style-name="ce46"/>
          <table:table-cell table:style-name="ce57"/>
          <table:table-cell table:style-name="ce62" table:number-columns-repeated="3"/>
          <table:table-cell table:style-name="ce66" office:value-type="string" calcext:value-type="string">
            <text:p>wartość zaoszczędzonego kapitału:</text:p>
          </table:table-cell>
          <table:table-cell table:number-columns-repeated="3"/>
          <table:table-cell table:style-name="ce67" table:formula="of:=[.F16]-[.D2]" office:value-type="currency" office:currency="PLN" office:value="43.4415335183494" calcext:value-type="currency">
            <text:p>43,44 zł</text:p>
          </table:table-cell>
          <table:table-cell table:number-columns-repeated="1013"/>
        </table:table-row>
        <table:table-row table:style-name="ro13">
          <table:table-cell table:style-name="ce46" table:number-columns-repeated="2"/>
          <table:table-cell table:style-name="ce57"/>
          <table:table-cell table:style-name="ce62" table:number-columns-repeated="3"/>
          <table:table-cell table:style-name="ce46"/>
          <table:table-cell table:number-columns-repeated="1017"/>
        </table:table-row>
        <table:table-row table:style-name="ro13">
          <table:table-cell table:style-name="ce46" table:number-columns-repeated="2"/>
          <table:table-cell table:style-name="ce57"/>
          <table:table-cell table:style-name="ce63" office:value-type="string" office:string-value="gdzie:" calcext:value-type="string">
            <text:p><text:s/>gdzie: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5">
          <table:table-cell table:style-name="ce46"/>
          <table:table-cell table:style-name="ce52"/>
          <table:table-cell table:style-name="ce57"/>
          <table:table-cell table:style-name="ce62" office:value-type="string" office:string-value="lr = 365 – liczba dni w roku" calcext:value-type="string">
            <text:p><text:s/>lr = 365 – liczba dni w roku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3">
          <table:table-cell table:style-name="ce46" table:number-columns-repeated="2"/>
          <table:table-cell table:style-name="ce57"/>
          <table:table-cell table:style-name="ce62" office:value-type="string" office:string-value="kp – kapitał początkowy" calcext:value-type="string">
            <text:p><text:s/>kp – kapitał początkowy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3">
          <table:table-cell table:style-name="ce46" table:number-columns-repeated="2"/>
          <table:table-cell table:style-name="ce57"/>
          <table:table-cell table:style-name="ce62" office:value-type="string" office:string-value="kk – kapitał końcowy" calcext:value-type="string">
            <text:p><text:s/>kk – kapitał końcowy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3">
          <table:table-cell table:style-name="ce46" table:number-columns-repeated="2"/>
          <table:table-cell table:style-name="ce57"/>
          <table:table-cell table:style-name="ce62" office:value-type="string" office:string-value="p – oprocentowanie lokaty" calcext:value-type="string">
            <text:p><text:s/>p – oprocentowanie lokaty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6" table:number-rows-repeated="1048551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1" table:base-cell-address="$PMT.$D$21" table:cell-range-address="$PMT.$D$21"/>
        <table:named-range table:name="rata2" table:base-cell-address="$PMT.$H$21" table:cell-range-address="$PMT.$H$21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number:number number:decimal-places="2" loext:min-decimal-places="2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7P0"/>
    </number:number-style>
    <number:percentage-style style:name="N118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20-05-18T23:12:54.884437643</dc:date>
    <meta:editing-cycles>28</meta:editing-cycles>
    <meta:editing-duration>P11DT12H32M55S</meta:editing-duration>
    <meta:document-statistic meta:table-count="3" meta:cell-count="282" meta:object-count="7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